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size="16pt" fo:font-weight="bold" officeooo:rsid="0010a799" officeooo:paragraph-rsid="0010a799" style:font-size-asian="16pt" style:font-weight-asian="bold" style:font-size-complex="16pt" style:font-weight-complex="bold"/>
    </style:style>
    <style:style style:name="P2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fo:font-size="16pt" fo:font-weight="bold" officeooo:rsid="0010a799" officeooo:paragraph-rsid="0010a799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weight="bold" officeooo:rsid="0010a799" officeooo:paragraph-rsid="0010a799" style:font-weight-asian="bold" style:font-weight-complex="bold"/>
    </style:style>
    <style:style style:name="P4" style:family="paragraph" style:parent-style-name="Text_20_body">
      <style:text-properties fo:font-weight="normal" officeooo:rsid="0010a799" officeooo:paragraph-rsid="0010a799" style:font-weight-asian="normal" style:font-weight-complex="normal"/>
    </style:style>
    <style:style style:name="T1" style:family="text">
      <style:text-properties officeooo:rsid="0010a7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a79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DUCT LISTING AND CART</text:p>
      <text:p text:style-name="P1">ASSIGNMENT (JQUERY_ARRAY AND OBJECT)</text:p>
      <text:p text:style-name="Horizontal_20_Line"/>
      <text:p text:style-name="P3">OBJECTIVE:-</text:p>
      <text:p text:style-name="Quotations">1. Create product listing in <text:span text:style-name="T3">p</text:span><text:span text:style-name="T2">roducts.</text:span><text:span text:style-name="T3">h</text:span><text:span text:style-name="T2">tml</text:span> with jquery using <text:span text:style-name="T1">p</text:span><text:span text:style-name="T2">roducts.</text:span><text:span text:style-name="T3">j</text:span><text:span text:style-name="T2">s.</text:span></text:p>
      <text:p text:style-name="Quotations">2. When user clicks <text:span text:style-name="T2">add to cart button</text:span>, that product would add to cart (array).</text:p>
      <text:p text:style-name="Quotations">3. <text:span text:style-name="T2">Display cart</text:span> below products listing.</text:p>
      <text:p text:style-name="Quotations">4. If any <text:span text:style-name="T2">existing element</text:span> in cart is <text:span text:style-name="T2">added</text:span> again then <text:span text:style-name="T2">quantity</text:span> would <text:span text:style-name="T2">increase by 1</text:span>.</text:p>
      <text:p text:style-name="Quotations">5. Give <text:span text:style-name="T2">option</text:span> to <text:span text:style-name="T2">change quantity manually</text:span> in <text:span text:style-name="T2">cart</text:span> for any product.</text:p>
      <text:p text:style-name="Quotations">6. User can <text:span text:style-name="T2">delete</text:span> product from cart.</text:p>
      <text:p text:style-name="Quotations">7. Give <text:span text:style-name="T2">option</text:span> to <text:span text:style-name="T2">empty cart</text:span>.</text:p>
      <text:p text:style-name="Horizontal_20_Line"/>
      <text:p text:style-name="P3">APPROACH FOR:- Create product listing in products.html with jquery using products.js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5:03:10.256970938</meta:creation-date>
    <dc:date>2022-10-20T15:15:08.137347161</dc:date>
    <meta:editing-duration>PT1M7S</meta:editing-duration>
    <meta:editing-cycles>1</meta:editing-cycles>
    <meta:document-statistic meta:table-count="0" meta:image-count="0" meta:object-count="0" meta:page-count="1" meta:paragraph-count="11" meta:word-count="92" meta:character-count="564" meta:non-whitespace-character-count="483"/>
    <meta:generator>LibreOffice/6.4.7.2$Linux_X86_64 LibreOffice_project/40$Build-2</meta:generator>
  </office:meta>
</office:document-meta>
</file>